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text-properties fo:font-weight="bold" officeooo:paragraph-rsid="011c2009" style:font-weight-asian="bold" style:font-weight-complex="bold"/>
    </style:style>
    <style:style style:name="P2" style:family="paragraph" style:parent-style-name="Text_20_body">
      <style:text-properties fo:font-weight="bold" officeooo:rsid="01eeb9da" officeooo:paragraph-rsid="01eeb9da" style:font-weight-asian="bold" style:font-weight-complex="bold"/>
    </style:style>
    <style:style style:name="P3" style:family="paragraph" style:parent-style-name="Text_20_body">
      <style:text-properties officeooo:rsid="01fc9209" officeooo:paragraph-rsid="01fc9209"/>
    </style:style>
    <style:style style:name="P4" style:family="paragraph" style:parent-style-name="Text_20_body">
      <style:text-properties officeooo:paragraph-rsid="02034bcc"/>
    </style:style>
    <style:style style:name="P5" style:family="paragraph" style:parent-style-name="Text_20_body">
      <style:text-properties officeooo:paragraph-rsid="01ffd132"/>
    </style:style>
    <style:style style:name="P6" style:family="paragraph" style:parent-style-name="Text_20_body">
      <style:text-properties fo:font-weight="bold" officeooo:rsid="02034bcc" officeooo:paragraph-rsid="02034bcc" style:font-weight-asian="bold" style:font-weight-complex="bold"/>
    </style:style>
    <style:style style:name="P7" style:family="paragraph" style:parent-style-name="Text_20_body">
      <style:text-properties fo:font-weight="bold" officeooo:rsid="02054998" officeooo:paragraph-rsid="02054998" style:font-weight-asian="bold" style:font-weight-complex="bold"/>
    </style:style>
    <style:style style:name="P8" style:family="paragraph" style:parent-style-name="Text_20_body">
      <style:text-properties fo:font-weight="bold" officeooo:rsid="02063fe6" officeooo:paragraph-rsid="02063fe6" style:font-weight-asian="bold" style:font-weight-complex="bold"/>
    </style:style>
    <style:style style:name="P9" style:family="paragraph" style:parent-style-name="Text_20_body">
      <style:text-properties officeooo:paragraph-rsid="01de846c"/>
    </style:style>
    <style:style style:name="P10" style:family="paragraph" style:parent-style-name="Text_20_body">
      <style:text-properties officeooo:paragraph-rsid="0201ba9d"/>
    </style:style>
    <style:style style:name="P11" style:family="paragraph" style:parent-style-name="Text_20_body">
      <style:text-properties officeooo:paragraph-rsid="01784571"/>
    </style:style>
    <style:style style:name="P12" style:family="paragraph" style:parent-style-name="Text_20_body">
      <style:text-properties officeooo:paragraph-rsid="02070e3e"/>
    </style:style>
    <style:style style:name="T1" style:family="text">
      <style:text-properties fo:font-weight="bold" style:font-weight-asian="bold" style:font-weight-complex="bold"/>
    </style:style>
    <style:style style:name="T2" style:family="text">
      <style:text-properties fo:font-weight="bold" officeooo:rsid="0029c951" style:font-weight-asian="bold" style:font-weight-complex="bold"/>
    </style:style>
    <style:style style:name="T3" style:family="text">
      <style:text-properties fo:font-weight="bold" officeooo:rsid="012539c3" style:font-weight-asian="bold" style:font-weight-complex="bold"/>
    </style:style>
    <style:style style:name="T4" style:family="text">
      <style:text-properties fo:font-weight="bold" officeooo:rsid="0147670a" style:font-weight-asian="bold" style:font-weight-complex="bold"/>
    </style:style>
    <style:style style:name="T5" style:family="text">
      <style:text-properties fo:font-weight="bold" officeooo:rsid="0176f8f6" style:font-weight-asian="bold" style:font-weight-complex="bold"/>
    </style:style>
    <style:style style:name="T6" style:family="text">
      <style:text-properties fo:font-weight="bold" officeooo:rsid="01827b95" style:font-weight-asian="bold" style:font-weight-complex="bold"/>
    </style:style>
    <style:style style:name="T7" style:family="text">
      <style:text-properties fo:font-weight="bold" officeooo:rsid="017c1f14" style:font-weight-asian="bold" style:font-weight-complex="bold"/>
    </style:style>
    <style:style style:name="T8" style:family="text">
      <style:text-properties fo:font-weight="bold" officeooo:rsid="01a9d703" style:font-weight-asian="bold" style:font-weight-complex="bold"/>
    </style:style>
    <style:style style:name="T9" style:family="text">
      <style:text-properties fo:font-weight="bold" officeooo:rsid="01bb3fc4" style:font-weight-asian="bold" style:font-weight-complex="bold"/>
    </style:style>
    <style:style style:name="T10" style:family="text">
      <style:text-properties fo:font-weight="bold" officeooo:rsid="01de846c" style:font-weight-asian="bold" style:font-weight-complex="bold"/>
    </style:style>
    <style:style style:name="T11" style:family="text">
      <style:text-properties fo:font-weight="bold" officeooo:rsid="01ec5edc" style:font-weight-asian="bold" style:font-weight-complex="bold"/>
    </style:style>
    <style:style style:name="T12" style:family="text">
      <style:text-properties fo:font-weight="bold" officeooo:rsid="01edbd23" style:font-weight-asian="bold" style:font-weight-complex="bold"/>
    </style:style>
    <style:style style:name="T13" style:family="text">
      <style:text-properties fo:font-weight="bold" officeooo:rsid="01eeb9da" style:font-weight-asian="bold" style:font-weight-complex="bold"/>
    </style:style>
    <style:style style:name="T14" style:family="text">
      <style:text-properties fo:font-weight="bold" officeooo:rsid="01fc9209" style:font-weight-asian="bold" style:font-weight-complex="bold"/>
    </style:style>
    <style:style style:name="T15" style:family="text">
      <style:text-properties fo:font-weight="bold" officeooo:rsid="01784571" style:font-weight-asian="bold" style:font-weight-complex="bold"/>
    </style:style>
    <style:style style:name="T16" style:family="text">
      <style:text-properties fo:font-weight="bold" officeooo:rsid="01fdfc40" style:font-weight-asian="bold" style:font-weight-complex="bold"/>
    </style:style>
    <style:style style:name="T17" style:family="text">
      <style:text-properties fo:font-weight="bold" officeooo:rsid="01ffd132" style:font-weight-asian="bold" style:font-weight-complex="bold"/>
    </style:style>
    <style:style style:name="T18" style:family="text">
      <style:text-properties fo:font-weight="bold" officeooo:rsid="00e51007" style:font-weight-asian="bold" style:font-weight-complex="bold"/>
    </style:style>
    <style:style style:name="T19" style:family="text">
      <style:text-properties fo:font-weight="bold" officeooo:rsid="02034bcc" style:font-weight-asian="bold" style:font-weight-complex="bold"/>
    </style:style>
    <style:style style:name="T20" style:family="text">
      <style:text-properties fo:font-weight="bold" officeooo:rsid="02054998" style:font-weight-asian="bold" style:font-weight-complex="bold"/>
    </style:style>
    <style:style style:name="T21" style:family="text">
      <style:text-properties fo:font-weight="bold" officeooo:rsid="02070e3e"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17c1f14" style:font-weight-asian="normal" style:font-weight-complex="normal"/>
    </style:style>
    <style:style style:name="T24" style:family="text">
      <style:text-properties fo:font-weight="normal" officeooo:rsid="01e0dc03" style:font-weight-asian="normal" style:font-weight-complex="normal"/>
    </style:style>
    <style:style style:name="T25" style:family="text">
      <style:text-properties fo:font-weight="normal" officeooo:rsid="01de846c" style:font-weight-asian="normal" style:font-weight-complex="normal"/>
    </style:style>
    <style:style style:name="T26" style:family="text">
      <style:text-properties fo:font-weight="normal" officeooo:rsid="02034bcc" style:font-weight-asian="normal" style:font-weight-complex="normal"/>
    </style:style>
    <style:style style:name="T27" style:family="text">
      <style:text-properties fo:font-weight="normal" officeooo:rsid="02054998" style:font-weight-asian="normal" style:font-weight-complex="normal"/>
    </style:style>
    <style:style style:name="T28" style:family="text">
      <style:text-properties fo:font-weight="normal" officeooo:rsid="02063fe6" style:font-weight-asian="normal" style:font-weight-complex="normal"/>
    </style:style>
    <style:style style:name="T29" style:family="text">
      <style:text-properties fo:font-weight="normal" officeooo:rsid="02070e3e" style:font-weight-asian="normal" style:font-weight-complex="normal"/>
    </style:style>
    <style:style style:name="T30" style:family="text">
      <style:text-properties officeooo:rsid="00e51007"/>
    </style:style>
    <style:style style:name="T31" style:family="text">
      <style:text-properties officeooo:rsid="01dc88ca"/>
    </style:style>
    <style:style style:name="T32" style:family="text">
      <style:text-properties officeooo:rsid="02034bcc"/>
    </style:style>
    <style:style style:name="T33" style:family="text">
      <style:text-properties officeooo:rsid="02054998"/>
    </style:style>
    <style:style style:name="T34" style:family="text">
      <style:text-properties style:text-position="33% 80%" fo:font-weight="normal" officeooo:rsid="02063fe6"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CB IT Stuff recording <text:span text:style-name="T31">10 January</text:span> 201<text:span text:style-name="T32">8</text:span> transmission <text:span text:style-name="T32">11/12 Jnuary 2018</text:span></text:p>
      <text:p text:style-name="P4"><text:span text:style-name="T2">[0]</text:span><text:span text:style-name="T30"> Hello humans and congrats on surviving the latest calendar transition, was it seamless for you?</text:span></text:p>
      <text:p text:style-name="P12"><text:span text:style-name="T18">[2 Min] </text:span><text:span text:style-name="T26">So not much has happened, basically only </text:span><text:span text:style-name="T27">two</text:span><text:span text:style-name="T26"> things have happened in the whole world since the last show, </text:span><text:span text:style-name="T27">but let’s warm up with something more routine. Over in India, Indian Tribune journalist Rachna Khaira reported that the national government ID database known as Aadhaar had got out to the bad guys and full details of over a billion people including biometrics was on sale, for how much? five hunderd rupees, or six quid as we call it. For a billion people. Life is cheap thse days. Here’s the funny thing, the government denied the database had leaked and also filed a complaint alleging unauthorised access and a criminal conspiracy. <text:s/>Aadhaar has form, 137 million records leaked last year.</text:span></text:p>
      <text:p text:style-name="P9"><text:span text:style-name="T10">[</text:span><text:span text:style-name="T20">6</text:span><text:span text:style-name="T10"> </text:span><text:span text:style-name="T11">Min</text:span><text:span text:style-name="T10">]</text:span><text:span text:style-name="T25"> </text:span><text:span text:style-name="T27">So what do we want to do next? Bitcoin and friends? Electrum wallet insecure, Kodakcoin for photographers (like A Bic For Her), </text:span><text:span text:style-name="T29">Dogecoin now worth a billion</text:span></text:p>
      <text:p text:style-name="P7"><text:span text:style-name="T33">[</text:span>10 Min] <text:span text:style-name="T22">and then there’s the big one, Meltdown and Spectre</text:span></text:p>
      <text:p text:style-name="P5"><text:span text:style-name="T5">[</text:span><text:span text:style-name="T7">1</text:span><text:span text:style-name="T12">4</text:span><text:span text:style-name="T7"> Min]</text:span><text:span text:style-name="T23"> </text:span><text:span text:style-name="T24">You are listening to IT Stuff on BCB Radio 106.6 FM </text:span><text:span text:style-name="T26">and I’m honoured to announce the first World of Stuff two thousand and eighteen</text:span></text:p>
      <text:p text:style-name="P6">[WORLD OF STUFF] <text:span text:style-name="T22">there are lots of weird USB things, I don’t know if Santa brought you a USB pair of gloves (hand warmers) or a USB soldering iron or hotplate, well this is a bit less <text:s/>novelty and more </text:span><text:span text:style-name="T27">awesome</text:span><text:span text:style-name="T22">, would you like to explain Shi? openhantek.org (it’s down atm)</text:span></text:p>
      <text:p text:style-name="P8">[20 Min]<text:span text:style-name="T22"> Another bit of hardware news, why buy a steering wheel for your gaming rig when you can just use your actual car instead? </text:span><text:span text:style-name="T29">Someone at CCC reported they’d hacked the familycars using a Raspberry Pi and the OBD2 interface to hack the CANBUS and make the car emulate an Xbox 360 controller so they could use the wheel and pedals to play video games.</text:span></text:p>
      <text:p text:style-name="P3"><text:span text:style-name="T1">[</text:span><text:span text:style-name="T16">2</text:span><text:span text:style-name="T17">2</text:span><text:span text:style-name="T1"> Min] </text:span><text:span text:style-name="T22">So do we have any events? </text:span></text:p>
      <text:p text:style-name="P10"><text:span text:style-name="T14">[25 Min] </text:span><text:span text:style-name="T28">And finally just last week we got announcement of a new Mersenne prime, 2</text:span><text:span text:style-name="T34">77,232,917</text:span><text:span text:style-name="T28">-1 which is the largest known prime number </text:span><text:a xlink:type="simple" xlink:href="http://www.mersenne.org/primes/digits/M77232917.zip" text:style-name="Internet_20_link" text:visited-style-name="Visited_20_Internet_20_Link"><text:span text:style-name="T28">23,249,425 digits</text:span></text:a><text:span text:style-name="T28">. Printing it at 10cpi and 10cps it would take just short of a month and 60km. </text:span><text:span text:style-name="T29">Congrats to the Great Internel Mersenne Prime Search. </text:span><text:span text:style-name="T28">So to play us out we have this musical rendition of Pi </text:span><text:span text:style-name="T29">known as Song From Pi </text:span><text:span text:style-name="T28">followed by, well, work it out yourselves. Tarra!</text:span></text:p>
      <text:p text:style-name="P11"><text:span text:style-name="T5">[</text:span><text:span text:style-name="T15">2</text:span><text:span text:style-name="T8">5</text:span><text:span text:style-name="T15"> min </text:span><text:span text:style-name="T13">52</text:span><text:span text:style-name="T6"> sec</text:span><text:span text:style-name="T15">] </text:span><text:span text:style-name="T19">JAN</text:span><text:span text:style-name="T9">MUSIC</text:span><text:span text:style-name="T8">.WAV </text:span><text:span text:style-name="T3"><text:line-break/>M</text:span><text:span text:style-name="T4">usicstuffs: <text:line-break/></text:span><text:span text:style-name="T21">Song From Pi </text:span><text:a xlink:type="simple" xlink:href="https://youtu.be/wM-x3pUcdeo" text:style-name="Internet_20_link" text:visited-style-name="Visited_20_Internet_20_Link"><text:span text:style-name="T4">https://youtu.be/wM-x3pUcdeo</text:span></text:a><text:span text:style-name="T4"><text:line-break/></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Arial Unicode MS" style:font-family-asian="'Arial Unicode MS'"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10:40:21.943372363</meta:creation-date>
    <dc:date>2018-01-10T13:49:13.869797076</dc:date>
    <meta:editing-duration>PT12H14M17S</meta:editing-duration>
    <meta:editing-cycles>91</meta:editing-cycles>
    <meta:generator>LibreOffice/5.4.3.2$Linux_X86_64 LibreOffice_project/40m0$Build-2</meta:generator>
    <meta:document-statistic meta:table-count="0" meta:image-count="0" meta:object-count="0" meta:page-count="1" meta:paragraph-count="11" meta:word-count="424" meta:character-count="2394" meta:non-whitespace-character-count="1975"/>
  </office:meta>
</office:document-meta>
</file>